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java.sql.*;</text:p>
      <text:p text:style-name="Normal">import javax.swing.JOptionPane;</text:p>
      <text:p text:style-name="Normal">import javax.swing.table.DefaultTableModel;</text:p>
      <text:p text:style-name="Normal"/>
      <text:p text:style-name="Normal">public class NewJDialog extends javax.swing.JDialog {</text:p>
      <text:p text:style-name="Normal"/>
      <text:p text:style-name="Normal"><text:s text:c="4"/>Connection con;</text:p>
      <text:p text:style-name="Normal"><text:s text:c="4"/>PreparedStatement pst;</text:p>
      <text:p text:style-name="Normal"><text:s text:c="4"/>ResultSet rs;</text:p>
      <text:p text:style-name="Normal"/>
      <text:p text:style-name="Normal"><text:s text:c="4"/>public NewJDialog(java.awt.Frame parent, boolean modal) {</text:p>
      <text:p text:style-name="Normal"><text:s text:c="8"/>super(parent, modal);</text:p>
      <text:p text:style-name="Normal"><text:s text:c="8"/>initComponents();</text:p>
      <text:p text:style-name="Normal"><text:s text:c="8"/>connect();</text:p>
      <text:p text:style-name="Normal"><text:s text:c="8"/>loadTable();</text:p>
      <text:p text:style-name="Normal"><text:s text:c="4"/>}</text:p>
      <text:p text:style-name="Normal"/>
      <text:p text:style-name="Normal"><text:s text:c="4"/>private void connect() {</text:p>
      <text:p text:style-name="Normal"><text:s text:c="8"/>try {</text:p>
      <text:p text:style-name="Normal"><text:s text:c="12"/>Class.forName("com.mysql.cj.jdbc.Driver");</text:p>
      <text:p text:style-name="Normal"><text:s text:c="12"/>con = DriverManager.getConnection("jdbc:mysql://localhost:3306/your_database", "your_username", "your_password");</text:p>
      <text:p text:style-name="Normal"><text:s text:c="8"/>} catch (ClassNotFoundException | SQLException ex) {</text:p>
      <text:p text:style-name="Normal"><text:s text:c="12"/>JOptionPane.showMessageDialog(this, "Database Connection Error: " + ex.getMessage());</text:p>
      <text:p text:style-name="Normal"><text:s text:c="8"/>}</text:p>
      <text:p text:style-name="Normal"><text:s text:c="4"/>}</text:p>
      <text:p text:style-name="Normal"/>
      <text:p text:style-name="Normal"><text:s text:c="4"/>private void loadTable() {</text:p>
      <text:p text:style-name="Normal"><text:s text:c="8"/>try {</text:p>
      <text:p text:style-name="Normal"><text:s text:c="12"/>pst = con.prepareStatement("SELECT * FROM registration");</text:p>
      <text:p text:style-name="Normal"><text:s text:c="12"/>rs = pst.executeQuery();</text:p>
      <text:soft-page-break/>
      <text:p text:style-name="Normal"><text:s text:c="12"/>DefaultTableModel model = (DefaultTableModel) jTable1.getModel();</text:p>
      <text:p text:style-name="Normal"><text:s text:c="12"/>model.setRowCount(0);</text:p>
      <text:p text:style-name="Normal"><text:s text:c="12"/>while (rs.next()) {</text:p>
      <text:p text:style-name="Normal"><text:s text:c="16"/>model.addRow(new Object[]{</text:p>
      <text:p text:style-name="Normal"><text:s text:c="20"/>rs.getInt("id"),</text:p>
      <text:p text:style-name="Normal"><text:s text:c="20"/>rs.getString("name"),</text:p>
      <text:p text:style-name="Normal"><text:s text:c="20"/>rs.getString("mobile"),</text:p>
      <text:p text:style-name="Normal"><text:s text:c="20"/>rs.getString("course")</text:p>
      <text:p text:style-name="Normal"><text:s text:c="16"/>});</text:p>
      <text:p text:style-name="Normal"><text:s text:c="12"/>}</text:p>
      <text:p text:style-name="Normal"><text:s text:c="8"/>} catch (SQLException ex) {</text:p>
      <text:p text:style-name="Normal"><text:s text:c="12"/>JOptionPane.showMessageDialog(this, "Error Loading Table: " + ex.getMessage());</text:p>
      <text:p text:style-name="Normal"><text:s text:c="8"/>}</text:p>
      <text:p text:style-name="Normal"><text:s text:c="4"/>}</text:p>
      <text:p text:style-name="Normal"/>
      <text:p text:style-name="Normal"><text:s text:c="4"/>private void jButton1ActionPerformed(java.awt.event.ActionEvent evt) {</text:p>
      <text:p text:style-name="Normal"><text:s text:c="8"/>String name = txtname.getText();</text:p>
      <text:p text:style-name="Normal"><text:s text:c="8"/>String mobile = txtmobile.getText();</text:p>
      <text:p text:style-name="Normal"><text:s text:c="8"/>String course = txtcourse.getText();</text:p>
      <text:p text:style-name="Normal"/>
      <text:p text:style-name="Normal"><text:s text:c="8"/>try {</text:p>
      <text:p text:style-name="Normal"><text:s text:c="12"/>pst = con.prepareStatement("INSERT INTO registration(name, mobile, course) VALUES(?, ?, ?)");</text:p>
      <text:p text:style-name="Normal"><text:s text:c="12"/>pst.setString(1, name);</text:p>
      <text:p text:style-name="Normal"><text:s text:c="12"/>pst.setString(2, mobile);</text:p>
      <text:p text:style-name="Normal"><text:s text:c="12"/>pst.setString(3, course);</text:p>
      <text:p text:style-name="Normal"><text:s text:c="12"/>pst.executeUpdate();</text:p>
      <text:p text:style-name="Normal"><text:s text:c="12"/>JOptionPane.showMessageDialog(this, "Record Added");</text:p>
      <text:p text:style-name="Normal"><text:s text:c="12"/>loadTable();</text:p>
      <text:p text:style-name="Normal"><text:s text:c="12"/>txtname.setText("");</text:p>
      <text:p text:style-name="Normal"><text:s text:c="12"/>txtmobile.setText("");</text:p>
      <text:p text:style-name="Normal"><text:s text:c="12"/>txtcourse.setText("");</text:p>
      <text:p text:style-name="Normal"><text:s text:c="12"/>txtname.requestFocus();</text:p>
      <text:p text:style-name="Normal"><text:s text:c="8"/>} catch (SQLException ex) {</text:p>
      <text:p text:style-name="Normal"><text:s text:c="12"/>JOptionPane.showMessageDialog(this, "Error Adding Record: " + ex.getMessage());</text:p>
      <text:p text:style-name="Normal"><text:s text:c="8"/>}</text:p>
      <text:p text:style-name="Normal"><text:s text:c="4"/>}</text:p>
      <text:p text:style-name="Normal"/>
      <text:p text:style-name="Normal"><text:s text:c="4"/>private void jButton3ActionPerformed(java.awt.event.ActionEvent evt) {</text:p>
      <text:p text:style-name="Normal"><text:s text:c="8"/>DefaultTableModel model = (DefaultTableModel) jTable1.getModel();</text:p>
      <text:p text:style-name="Normal"><text:s text:c="8"/>int selectedIndex = jTable1.getSelectedRow();</text:p>
      <text:p text:style-name="Normal"/>
      <text:p text:style-name="Normal"><text:s text:c="8"/>if (selectedIndex != -1) {</text:p>
      <text:p text:style-name="Normal"><text:s text:c="12"/>int id = (int) model.getValueAt(selectedIndex, 0);</text:p>
      <text:p text:style-name="Normal"><text:s text:c="12"/>try {</text:p>
      <text:p text:style-name="Normal"><text:s text:c="16"/>pst = con.prepareStatement("DELETE FROM registration WHERE id = ?");</text:p>
      <text:p text:style-name="Normal"><text:s text:c="16"/>pst.setInt(1, id);</text:p>
      <text:p text:style-name="Normal"><text:s text:c="16"/>pst.executeUpdate();</text:p>
      <text:p text:style-name="Normal"><text:s text:c="16"/>JOptionPane.showMessageDialog(this, "Record Deleted");</text:p>
      <text:p text:style-name="Normal"><text:s text:c="16"/>loadTable();</text:p>
      <text:p text:style-name="Normal"><text:s text:c="12"/>} catch (SQLException ex) {</text:p>
      <text:p text:style-name="Normal"><text:s text:c="16"/>JOptionPane.showMessageDialog(this, "Error Deleting Record: " + ex.getMessage());</text:p>
      <text:p text:style-name="Normal"><text:s text:c="12"/>}</text:p>
      <text:p text:style-name="Normal"><text:s text:c="8"/>} else {</text:p>
      <text:p text:style-name="Normal"><text:s text:c="12"/>JOptionPane.showMessageDialog(this, "Please select a record to delete.");</text:p>
      <text:p text:style-name="Normal"><text:s text:c="8"/>}</text:p>
      <text:p text:style-name="Normal"><text:s text:c="4"/>}</text:p>
      <text:p text:style-name="Normal"/>
      <text:p text:style-name="Normal"><text:s text:c="4"/>private void jButton2ActionPerformed(java.awt.event.ActionEvent evt) {</text:p>
      <text:p text:style-name="Normal"><text:s text:c="8"/>DefaultTableModel model = (DefaultTableModel) jTable1.getModel();</text:p>
      <text:p text:style-name="Normal"><text:s text:c="8"/>int selectedIndex = jTable1.getSelectedRow();</text:p>
      <text:p text:style-name="Normal"/>
      <text:p text:style-name="Normal"><text:s text:c="8"/>if (selectedIndex != -1) {</text:p>
      <text:p text:style-name="Normal"><text:s text:c="12"/>int id = (int) model.getValueAt(selectedIndex, 0);</text:p>
      <text:p text:style-name="Normal"><text:s text:c="12"/>String name = txtname.getText();</text:p>
      <text:p text:style-name="Normal"><text:s text:c="12"/>String mobile = txtmobile.getText();</text:p>
      <text:p text:style-name="Normal"><text:s text:c="12"/>String course = txtcourse.getText();</text:p>
      <text:p text:style-name="Normal"/>
      <text:p text:style-name="Normal"><text:s text:c="12"/>try {</text:p>
      <text:p text:style-name="Normal"><text:s text:c="16"/>pst = con.prepareStatement("UPDATE registration SET name = ?, mobile = ?, course = ? WHERE id = ?");</text:p>
      <text:p text:style-name="Normal"><text:s text:c="16"/>pst.setString(1, name);</text:p>
      <text:p text:style-name="Normal"><text:s text:c="16"/>pst.setString(2, mobile);</text:p>
      <text:p text:style-name="Normal"><text:s text:c="16"/>pst.setString(3, course);</text:p>
      <text:p text:style-name="Normal"><text:s text:c="16"/>pst.setInt(4, id);</text:p>
      <text:p text:style-name="Normal"><text:s text:c="16"/>pst.executeUpdate();</text:p>
      <text:p text:style-name="Normal"><text:s text:c="16"/>JOptionPane.showMessageDialog(this, "Record Updated");</text:p>
      <text:p text:style-name="Normal"><text:s text:c="16"/>loadTable();</text:p>
      <text:p text:style-name="Normal"><text:s text:c="12"/>} catch (SQLException ex) {</text:p>
      <text:p text:style-name="Normal"><text:s text:c="16"/>JOptionPane.showMessageDialog(this, "Error Updating Record: " + ex.getMessage());</text:p>
      <text:p text:style-name="Normal"><text:s text:c="12"/>}</text:p>
      <text:p text:style-name="Normal"><text:s text:c="8"/>} else {</text:p>
      <text:p text:style-name="Normal"><text:s text:c="12"/>JOptionPane.showMessageDialog(this, "Please select a record to edit.");</text:p>
      <text:p text:style-name="Normal"><text:s text:c="8"/>}</text:p>
      <text:p text:style-name="Normal"><text:s text:c="4"/>}</text:p>
      <text:p text:style-name="Normal"/>
      <text:p text:style-name="Normal"><text:s text:c="4"/>public static void main(String args[]) {</text:p>
      <text:p text:style-name="Normal"><text:s text:c="8"/>java.awt.EventQueue.invokeLater(() -&gt; {</text:p>
      <text:p text:style-name="Normal"><text:s text:c="12"/>NewJDialog dialog = new NewJDialog(new javax.swing.JFrame(), true);</text:p>
      <text:p text:style-name="Normal"><text:s text:c="12"/>dialog.addWindowListener(new java.awt.event.WindowAdapter() {</text:p>
      <text:p text:style-name="Normal"><text:s text:c="16"/>@Override</text:p>
      <text:p text:style-name="Normal"><text:s text:c="16"/>public void windowClosing(java.awt.event.WindowEvent e) {</text:p>
      <text:p text:style-name="Normal"><text:s text:c="20"/>System.exit(0);</text:p>
      <text:p text:style-name="Normal"><text:s text:c="16"/>}</text:p>
      <text:p text:style-name="Normal"><text:s text:c="12"/>});</text:p>
      <text:p text:style-name="Normal"><text:s text:c="12"/>dialog.setVisible(true);</text:p>
      <text:p text:style-name="Normal"><text:s text:c="8"/>});</text:p>
      <text:p text:style-name="Normal"><text:s text:c="4"/>}</text:p>
      <text:p text:style-name="Normal"/>
      <text:p text:style-name="Normal"><text:s text:c="4"/>// Variables declaration - do not modify</text:p>
      <text:p text:style-name="Normal"><text:s text:c="4"/>private javax.swing.JButton jButton1;</text:p>
      <text:p text:style-name="Normal"><text:s text:c="4"/>private javax.swing.JButton jButton2;</text:p>
      <text:p text:style-name="Normal"><text:s text:c="4"/>private javax.swing.JButton jButton3;</text:p>
      <text:p text:style-name="Normal"><text:s text:c="4"/>private javax.swing.JLabel jLabel1;</text:p>
      <text:p text:style-name="Normal"><text:s text:c="4"/>private javax.swing.JLabel jLabel2;</text:p>
      <text:p text:style-name="Normal"><text:s text:c="4"/>private javax.swing.JLabel jLabel3;</text:p>
      <text:p text:style-name="Normal"><text:s text:c="4"/>private javax.swing.JLabel jLabel4;</text:p>
      <text:p text:style-name="Normal"><text:s text:c="4"/>private javax.swing.JPanel jPanel1;</text:p>
      <text:p text:style-name="Normal"><text:s text:c="4"/>private javax.swing.JScrollPane jScrollPane1;</text:p>
      <text:p text:style-name="Normal"><text:s text:c="4"/>private javax.swing.JScrollPane jScrollPane2;</text:p>
      <text:p text:style-name="Normal"><text:s text:c="4"/>private javax.swing.JScrollPane jScrollPane3;</text:p>
      <text:p text:style-name="Normal"><text:s text:c="4"/>private javax.swing.JScrollPane jScrollPane4;</text:p>
      <text:p text:style-name="Normal"><text:s text:c="4"/>private javax.swing.JTable jTable1;</text:p>
      <text:p text:style-name="Normal"><text:s text:c="4"/>private javax.swing.JTextArea txtcourse;</text:p>
      <text:p text:style-name="Normal"><text:s text:c="4"/>private javax.swing.JTextArea txtmobile;</text:p>
      <text:p text:style-name="Normal"><text:s text:c="4"/>private javax.swing.JTextArea txtname;</text:p>
      <text:p text:style-name="Normal"><text:s text:c="4"/>// End of variables declaration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er</meta:initial-creator>
    <dc:creator>acer</dc:creator>
    <meta:creation-date>2024-12-29T06:07:00Z</meta:creation-date>
    <dc:date>2024-12-29T19:49:00Z</dc:date>
    <meta:template xlink:href="Normal" xlink:type="simple"/>
    <meta:editing-cycles>1</meta:editing-cycles>
    <meta:editing-duration>PT8400S</meta:editing-duration>
    <meta:document-statistic meta:page-count="5" meta:paragraph-count="11" meta:word-count="830" meta:character-count="5552" meta:row-count="39" meta:non-whitespace-character-count="4733"/>
  </office:meta>
</office:document-meta>
</file>